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995cm"/>
    </style:style>
    <style:style style:name="Table1.B" style:family="table-column">
      <style:table-column-properties style:column-width="3.916cm"/>
    </style:style>
    <style:style style:name="Table1.C" style:family="table-column">
      <style:table-column-properties style:column-width="4.101cm"/>
    </style:style>
    <style:style style:name="Table1.D"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rsid="001eb168" officeooo:paragraph-rsid="0032b565" style:font-size-asian="14pt" style:font-size-complex="14pt"/>
    </style:style>
    <style:style style:name="P7" style:family="paragraph" style:parent-style-name="Standard">
      <style:text-properties fo:font-size="14pt" officeooo:rsid="002f9f30" officeooo:paragraph-rsid="0032b565" style:font-size-asian="14pt" style:font-size-complex="14pt"/>
    </style:style>
    <style:style style:name="P8" style:family="paragraph" style:parent-style-name="Standard">
      <style:text-properties fo:font-size="14pt" officeooo:rsid="0032b565" officeooo:paragraph-rsid="0032b565" style:font-size-asian="14pt" style:font-size-complex="14pt"/>
    </style:style>
    <style:style style:name="P9" style:family="paragraph" style:parent-style-name="Standard">
      <style:text-properties fo:font-size="14pt" officeooo:rsid="0033b5f3" officeooo:paragraph-rsid="0033b5f3" style:font-size-asian="14pt" style:font-size-complex="14pt"/>
    </style:style>
    <style:style style:name="P10" style:family="paragraph" style:parent-style-name="Standard">
      <style:text-properties fo:font-size="14pt" officeooo:rsid="0034ab2c" officeooo:paragraph-rsid="0034ab2c" style:font-size-asian="14pt" style:font-size-complex="14pt"/>
    </style:style>
    <style:style style:name="P11" style:family="paragraph" style:parent-style-name="Standard">
      <style:text-properties fo:font-size="14pt" officeooo:rsid="0034ac3c" officeooo:paragraph-rsid="0035a5bc" style:font-size-asian="14pt" style:font-size-complex="14pt"/>
    </style:style>
    <style:style style:name="P12" style:family="paragraph" style:parent-style-name="Standard">
      <style:text-properties fo:font-size="14pt" officeooo:rsid="0035a5bc" officeooo:paragraph-rsid="003689a0" style:font-size-asian="14pt" style:font-size-complex="14pt"/>
    </style:style>
    <style:style style:name="P13" style:family="paragraph" style:parent-style-name="Standard">
      <style:text-properties fo:font-size="14pt" officeooo:rsid="0036fcc7" officeooo:paragraph-rsid="0036fcc7" style:font-size-asian="14pt" style:font-size-complex="14pt"/>
    </style:style>
    <style:style style:name="P14" style:family="paragraph" style:parent-style-name="Standard">
      <style:text-properties fo:font-size="14pt" officeooo:paragraph-rsid="00374ddc" style:font-size-asian="14pt" style:font-size-complex="14pt"/>
    </style:style>
    <style:style style:name="P15" style:family="paragraph" style:parent-style-name="Standard">
      <style:text-properties fo:font-size="14pt" officeooo:rsid="00374ddc" officeooo:paragraph-rsid="00374ddc" style:font-size-asian="14pt" style:font-size-complex="14pt"/>
    </style:style>
    <style:style style:name="P16" style:family="paragraph" style:parent-style-name="Standard">
      <style:paragraph-properties fo:break-before="page"/>
      <style:text-properties fo:font-size="14pt" officeooo:rsid="0033b5f3" officeooo:paragraph-rsid="0033b5f3" style:font-size-asian="14pt" style:font-size-complex="14pt"/>
    </style:style>
    <style:style style:name="P17" style:family="paragraph" style:parent-style-name="Standard">
      <style:paragraph-properties fo:text-align="center" style:justify-single-word="false" fo:break-before="page"/>
      <style:text-properties fo:font-size="20pt" officeooo:paragraph-rsid="00374ddc" style:font-size-asian="20pt" style:font-size-complex="20pt"/>
    </style:style>
    <style:style style:name="P18" style:family="paragraph" style:parent-style-name="Table_20_Contents">
      <style:text-properties fo:font-size="14pt" style:font-size-asian="14pt" style:font-size-complex="14pt"/>
    </style:style>
    <style:style style:name="P19" style:family="paragraph" style:parent-style-name="Table_20_Contents">
      <style:text-properties fo:font-size="14pt" officeooo:rsid="00374ddc" officeooo:paragraph-rsid="00374ddc" style:font-size-asian="14pt" style:font-size-complex="14pt"/>
    </style:style>
    <style:style style:name="P20" style:family="paragraph" style:parent-style-name="Table_20_Contents">
      <style:text-properties fo:font-size="14pt" officeooo:rsid="003932ca" officeooo:paragraph-rsid="003932ca" style:font-size-asian="14pt" style:font-size-complex="14pt"/>
    </style:style>
    <style:style style:name="P21" style:family="paragraph" style:parent-style-name="Table_20_Contents">
      <style:text-properties fo:font-size="14pt" officeooo:paragraph-rsid="003932ca" style:font-size-asian="14pt" style:font-size-complex="14pt"/>
    </style:style>
    <style:style style:name="T1" style:family="text">
      <style:text-properties officeooo:rsid="001bdd1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34ab2c" style:font-weight-asian="normal" style:font-weight-complex="normal"/>
    </style:style>
    <style:style style:name="T4" style:family="text">
      <style:text-properties style:text-position="super 58%" fo:font-weight="normal" officeooo:rsid="0035a5bc" style:font-weight-asian="normal" style:font-weight-complex="normal"/>
    </style:style>
    <style:style style:name="T5" style:family="text">
      <style:text-properties style:text-position="super 58%" fo:font-weight="normal" officeooo:rsid="003689a0" style:font-weight-asian="normal" style:font-weight-complex="normal"/>
    </style:style>
    <style:style style:name="T6" style:family="text">
      <style:text-properties style:text-position="super 58%" officeooo:rsid="0032b565"/>
    </style:style>
    <style:style style:name="T7" style:family="text">
      <style:text-properties style:text-position="0% 100%" fo:font-weight="normal" style:font-weight-asian="normal" style:font-weight-complex="normal"/>
    </style:style>
    <style:style style:name="T8" style:family="text">
      <style:text-properties style:text-position="0% 100%" fo:font-weight="normal" officeooo:rsid="0031349a" style:font-weight-asian="normal" style:font-weight-complex="normal"/>
    </style:style>
    <style:style style:name="T9" style:family="text">
      <style:text-properties style:text-position="0% 100%" fo:font-weight="normal" officeooo:rsid="0033b5f3" style:font-weight-asian="normal" style:font-weight-complex="normal"/>
    </style:style>
    <style:style style:name="T10" style:family="text">
      <style:text-properties style:text-position="0% 100%" fo:font-weight="normal" officeooo:rsid="0034ab2c" style:font-weight-asian="normal" style:font-weight-complex="normal"/>
    </style:style>
    <style:style style:name="T11" style:family="text">
      <style:text-properties style:text-position="0% 100%" fo:font-weight="normal" officeooo:rsid="0035a5bc" style:font-weight-asian="normal" style:font-weight-complex="normal"/>
    </style:style>
    <style:style style:name="T12" style:family="text">
      <style:text-properties style:text-position="0% 100%" fo:font-weight="normal" officeooo:rsid="003689a0" style:font-weight-asian="normal" style:font-weight-complex="normal"/>
    </style:style>
    <style:style style:name="T13" style:family="text">
      <style:text-properties style:text-position="0% 100%" fo:font-weight="normal" officeooo:rsid="0036fcc7" style:font-weight-asian="normal" style:font-weight-complex="normal"/>
    </style:style>
    <style:style style:name="T14" style:family="text">
      <style:text-properties style:text-position="0% 100%" fo:font-weight="normal" officeooo:rsid="0032b565" style:font-weight-asian="normal" style:font-weight-complex="normal"/>
    </style:style>
    <style:style style:name="T15" style:family="text">
      <style:text-properties style:text-position="0% 100%" fo:font-weight="normal" officeooo:rsid="003932ca" style:font-weight-asian="normal" style:font-weight-complex="normal"/>
    </style:style>
    <style:style style:name="T16" style:family="text">
      <style:text-properties style:text-position="0% 100%" officeooo:rsid="0032b565"/>
    </style:style>
    <style:style style:name="T17" style:family="text">
      <style:text-properties officeooo:rsid="001eb168"/>
    </style:style>
    <style:style style:name="T18" style:family="text">
      <style:text-properties style:text-position="sub 58%" fo:font-weight="normal" style:font-weight-asian="normal" style:font-weight-complex="normal"/>
    </style:style>
    <style:style style:name="T19" style:family="text">
      <style:text-properties style:text-position="sub 58%" officeooo:rsid="0032b565"/>
    </style:style>
    <style:style style:name="T20" style:family="text">
      <style:text-properties officeooo:rsid="0032b565"/>
    </style:style>
    <style:style style:name="T21" style:family="text">
      <style:text-properties fo:font-weight="bold" style:font-weight-asian="bold" style:font-weight-complex="bold"/>
    </style:style>
    <style:style style:name="T22" style:family="text">
      <style:text-properties fo:font-weight="bold" officeooo:rsid="00374ddc" style:font-weight-asian="bold" style:font-weight-complex="bold"/>
    </style:style>
    <style:style style:name="T23" style:family="text">
      <style:text-properties officeooo:rsid="003932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 <text:s/><text:span text:style-name="T20">Use of Barrett</text:span>.</text:p>
      <text:p text:style-name="P3">Richard Parker <text:span text:style-name="T1">12</text:span>.<text:span text:style-name="T17">8</text:span>.201<text:span text:style-name="T17">6</text:span></text:p>
      <text:p text:style-name="P1"/>
      <text:p text:style-name="P5">Section 1 – Introduction</text:p>
      <text:p text:style-name="P2"/>
      <text:p text:style-name="P6"><text:span text:style-name="T20">Elements in Dfmt for the field of order q = p</text:span><text:span text:style-name="T6">d</text:span><text:span text:style-name="T16"> are held</text:span><text:span text:style-name="T20"> in the form of a single integer, where a</text:span><text:span text:style-name="T19">0</text:span><text:span text:style-name="T16"> + a</text:span><text:span text:style-name="T19">1</text:span><text:span text:style-name="T16">x + a</text:span><text:span text:style-name="T19">2</text:span><text:span text:style-name="T16">x</text:span><text:span text:style-name="T6">2</text:span><text:span text:style-name="T16"> . . . a</text:span><text:span text:style-name="T19">d-1</text:span><text:span text:style-name="T16">x</text:span><text:span text:style-name="T6">d-1</text:span><text:span text:style-name="T16"> (modulo the Conway polynomial) is represented by</text:span></text:p>
      <text:p text:style-name="P7"><text:span text:style-name="T8"/></text:p>
      <text:p text:style-name="P8"><text:span text:style-name="T8">a</text:span><text:span text:style-name="T18">0</text:span><text:span text:style-name="T7"> + a</text:span><text:span text:style-name="T18">1</text:span><text:span text:style-name="T7">p + a</text:span><text:span text:style-name="T18">2</text:span><text:span text:style-name="T7">p</text:span><text:span text:style-name="T2">2</text:span><text:span text:style-name="T7"> + . . . + a</text:span><text:span text:style-name="T18">d-1</text:span><text:span text:style-name="T7">p</text:span><text:span text:style-name="T2">d-1</text:span></text:p>
      <text:p text:style-name="P8"><text:span text:style-name="T7"/></text:p>
      <text:p text:style-name="P8"><text:span text:style-name="T7">In several places in meataxe64, there is a need to extract the coefficients a</text:span><text:span text:style-name="T18">i</text:span><text:span text:style-name="T7"> from this integer. <text:s/>This is needed in the basic “four functions” calculations in the FIELD module, but also (under performance pressure) when using the Albrecht methods for matrix multiplication. <text:s/>This document looks at how the Barrett technique can be used to do this at fairly high performance.</text:span></text:p>
      <text:p text:style-name="P8"><text:span text:style-name="T7"/></text:p>
      <text:p text:style-name="P8"><text:span text:style-name="T7">More specifically, we are given an integer x = </text:span><text:span text:style-name="T9">d.</text:span><text:span text:style-name="T7">a + b where d is known in advance </text:span><text:span text:style-name="T9">(i.e. we will use it for many x in turn)</text:span><text:span text:style-name="T7">, and where </text:span><text:span text:style-name="T9">b</text:span><text:span text:style-name="T7"> &lt; d. <text:s/>Our task is then, as fast as possible, to compute a and b given x. <text:s/>I am assuming thoughout this document that we are working on an x86-based machine no earlier than core-2, and working in 64-bit mode.</text:span></text:p>
      <text:p text:style-name="P8"><text:span text:style-name="T7"/></text:p>
      <text:p text:style-name="P8"><text:span text:style-name="T7">The simple-minded approach is to use the divide instruction. <text:s/>If we divide x by d, the result is a quotient </text:span><text:span text:style-name="T9">of a</text:span><text:span text:style-name="T7"> and a remainder </text:span><text:span text:style-name="T9">of b</text:span><text:span text:style-name="T7">. <text:s/>In “c”, I’m not clear how this can be done with a single divide, even though the machine code does provide both quotient and remainder, but this issue is probably not worth considering since the divide instruction is anyway so slow that the “divide” method is never going to be the fastest solution.</text:span></text:p>
      <text:p text:style-name="P8"><text:span text:style-name="T7"/></text:p>
      <text:p text:style-name="P9"><text:span text:style-name="T7">The same problem occurs in a wider setting. <text:s/>For example if one needs an array of 21-byte structures, access would be faster if three were put into each 64-byte cache line, wasting one byte every three structures. <text:s/>Given an index x into this array, we need to extract a and b from x = 3.a + b whence 64.a+21b will be the location of the element whose index is x. <text:s/>Division by 3 is not the performance answer!</text:span></text:p>
      <text:p text:style-name="P9"><text:span text:style-name="T7"/></text:p>
      <text:p text:style-name="P9"><text:span text:style-name="T7"/></text:p>
      <text:p text:style-name="P16"><text:span text:style-name="T7">I will describe the Barrett technique first for the “N = 64” bit case. <text:s/>We compute from d the quantity K = 2</text:span><text:span text:style-name="T2">64</text:span><text:span text:style-name="T7">/d rounded up to the next integer. <text:s/>Given x, we then compute (as a 128-bit number) x.K. <text:s/>The hope is that the top 64 bits is indeed a, and we can then compute b as x – a*d. <text:s/>This is reasonable </text:span><text:span text:style-name="T10">since K = 2</text:span><text:span text:style-name="T3">64</text:span><text:span text:style-name="T10">/d + e with e &lt; 1 we have, in exact real numbers . . .</text:span></text:p>
      <text:p text:style-name="P9"><text:span text:style-name="T7"/></text:p>
      <text:p text:style-name="P9"><text:span text:style-name="T7">x.K/2</text:span><text:span text:style-name="T2">64</text:span><text:span text:style-name="T7"> = (d.a+b)(2</text:span><text:span text:style-name="T2">64</text:span><text:span text:style-name="T7">/d + e)/2</text:span><text:span text:style-name="T2">64</text:span><text:span text:style-name="T7"> = <text:s/>(d.a+b)(1/d + e/2</text:span><text:span text:style-name="T2">64</text:span><text:span text:style-name="T7">) </text:span><text:span text:style-name="T10">= a + b/d + (d.a+b).e/2</text:span><text:span text:style-name="T3">64</text:span><text:span text:style-name="T10">.</text:span></text:p>
      <text:p text:style-name="P9"><text:span text:style-name="T10"/></text:p>
      <text:p text:style-name="P10"><text:span text:style-name="T7">The key question for this document is to bound the error in the above equation, and in particular to determine conditions when it is certain to be less than 1. <text:s/>Of course the term b/d is bounded by (d–1)/d and as we are interested in certainty, we might as well assume that b=d–1 since that will be the worst case. <text:s/>The other term may be better described as x.e/2</text:span><text:span text:style-name="T2">64</text:span><text:span text:style-name="T7"> – so we see that the maximum value of x that we wish to process is entering into the calculation also. <text:s/>The third component is ‘e’, which measures the rounding up that was done. <text:s/>If 2</text:span><text:span text:style-name="T2">64</text:span><text:span text:style-name="T7">/d is close to, but less than an integer, e will be small and the range correspondingly greater. <text:s/>Hence the simple-minded computation assumes e=1 and works out from this when the computation obviously works. <text:s/>There will then be a range where the exact value of e matters, so that some d work even though some slightly smaller d do not.</text:span></text:p>
      <text:p text:style-name="P10"><text:span text:style-name="T7"/></text:p>
      <text:p text:style-name="P11"><text:span text:style-name="T7">If we assume (pessimistically) that e = 1 and </text:span><text:span text:style-name="T10">b=d–1, </text:span><text:span text:style-name="T11">and taking A = max(a)+1 </text:span><text:span text:style-name="T7">the condition becomes </text:span><text:span text:style-name="T11">d</text:span><text:span text:style-name="T4">2</text:span><text:span text:style-name="T11">A&lt;2</text:span><text:span text:style-name="T4">64</text:span><text:span text:style-name="T11">, which is a sufficient condition for the method to get a exactly right every time. <text:s/>This can be seen by taking 2</text:span><text:span text:style-name="T4">64</text:span><text:span text:style-name="T11">[ </text:span><text:span text:style-name="T10">b/d + (d.a+b).e/2</text:span><text:span text:style-name="T3">64</text:span><text:span text:style-name="T11">] &lt;= </text:span></text:p>
      <text:p text:style-name="P12"><text:span text:style-name="T7">2</text:span><text:span text:style-name="T2">64</text:span><text:span text:style-name="T7">[(d–1)/d+d.A/2</text:span><text:span text:style-name="T2">64</text:span><text:span text:style-name="T7">] &lt;= 2</text:span><text:span text:style-name="T2">64</text:span><text:span text:style-name="T7">[(1–1/d)+d.A/2</text:span><text:span text:style-name="T2">64</text:span><text:span text:style-name="T7">] </text:span><text:span text:style-name="T12">&lt;= 2</text:span><text:span text:style-name="T5">64</text:span><text:span text:style-name="T12"> <text:s/>– 2</text:span><text:span text:style-name="T5">64</text:span><text:span text:style-name="T12">/d + d.A </text:span><text:span text:style-name="T13">and we see that</text:span></text:p>
      <text:p text:style-name="P12"><text:span text:style-name="T12">2</text:span><text:span text:style-name="T5">64</text:span><text:span text:style-name="T12"> &gt; <text:s/>2</text:span><text:span text:style-name="T5">64</text:span><text:span text:style-name="T12"> <text:s/>– 2</text:span><text:span text:style-name="T5">64</text:span><text:span text:style-name="T12">/d + d.A <text:s text:c="2"/>&lt;=&gt; d.A </text:span><text:span text:style-name="T13">&lt;</text:span><text:span text:style-name="T12"> 2</text:span><text:span text:style-name="T5">64</text:span><text:span text:style-name="T12">/d &lt;=&gt; d</text:span><text:span text:style-name="T5">2</text:span><text:span text:style-name="T12">A </text:span><text:span text:style-name="T13">&lt;</text:span><text:span text:style-name="T12"> 2</text:span><text:span text:style-name="T5">64</text:span><text:span text:style-name="T13">.</text:span></text:p>
      <text:p text:style-name="P12"><text:span text:style-name="T13"/></text:p>
      <text:p text:style-name="P13"><text:span text:style-name="T7">Let’s prove . . .</text:span></text:p>
      <text:p text:style-name="P13"><text:span text:style-name="T7">Theorem. </text:span></text:p>
      <text:p text:style-name="P13"><text:span text:style-name="T7"><text:tab/><text:tab/>If d</text:span><text:span text:style-name="T2">2</text:span><text:span text:style-name="T7">A &lt; 2</text:span><text:span text:style-name="T2">64</text:span><text:span text:style-name="T7">, then b/d</text:span><text:span text:style-name="T10"> + (d.a+b).e/2</text:span><text:span text:style-name="T3">64</text:span><text:span text:style-name="T10"> </text:span><text:span text:style-name="T7">&lt; 1.</text:span></text:p>
      <text:p text:style-name="P13"><text:span text:style-name="T7">Proof.</text:span></text:p>
      <text:p text:style-name="P13"><text:span text:style-name="T7">b/d &lt;= (d–1)d and </text:span><text:span text:style-name="T10">(d.a+b).e/2</text:span><text:span text:style-name="T3">64</text:span><text:span text:style-name="T10"> </text:span><text:span text:style-name="T7">&lt; dA/2</text:span><text:span text:style-name="T2">64</text:span><text:span text:style-name="T7"> = d</text:span><text:span text:style-name="T2">2</text:span><text:span text:style-name="T7">A/(d.2</text:span><text:span text:style-name="T2">64</text:span><text:span text:style-name="T7">) &lt; 1/d</text:span></text:p>
      <text:p text:style-name="P13"><text:span text:style-name="T7">hence b/d</text:span><text:span text:style-name="T10"> + (d.a+b).e/2</text:span><text:span text:style-name="T3">64</text:span><text:span text:style-name="T10"> </text:span><text:span text:style-name="T7">&lt; (d–1)d + 1/d = 1.</text:span></text:p>
      <text:p text:style-name="P13"><text:span text:style-name="T7"/></text:p>
      <text:p text:style-name="P17"><text:span text:style-name="T21">Section </text:span><text:span text:style-name="T22">2</text:span><text:span text:style-name="T21"> – </text:span><text:span text:style-name="T22">The 64-bit case.</text:span></text:p>
      <text:p text:style-name="P14"/>
      <text:p text:style-name="P15"><text:span text:style-name="T14">T</text:span><text:span text:style-name="T7">here seems little point in computing cases less than 64 bits, since the multiply instruction 64 x 64 → 128 is </text:span><text:span text:style-name="T15">basically </text:span><text:span text:style-name="T7">no slower than shorter ones on any current chip. <text:s/></text:span></text:p>
      <text:p text:style-name="P15"><text:span text:style-name="T7"/></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chip</text:p>
          </table:table-cell>
          <table:table-cell table:style-name="Table1.A1" office:value-type="string">
            <text:p text:style-name="P20">64 x 64 → 128</text:p>
            <text:p text:style-name="P20">mu-op lat’y t’put</text:p>
          </table:table-cell>
          <table:table-cell table:style-name="Table1.A1" office:value-type="string">
            <text:p text:style-name="P20">64 x 32 → 64</text:p>
            <text:p text:style-name="P20">mu-op lat’y t’put</text:p>
          </table:table-cell>
          <table:table-cell table:style-name="Table1.D1" office:value-type="string">
            <text:p text:style-name="P18"/>
          </table:table-cell>
        </table:table-row>
        <table:table-row>
          <table:table-cell table:style-name="Table1.A2" office:value-type="string">
            <text:p text:style-name="P19">Core-2 <text:span text:style-name="T23">M</text:span>erom</text:p>
          </table:table-cell>
          <table:table-cell table:style-name="Table1.A2" office:value-type="string">
            <text:p text:style-name="P18"><text:s text:c="4"/><text:span text:style-name="T23">3 <text:s text:c="6"/>7 <text:s text:c="6"/>4</text:span></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Core-2 Wolfdale</text:p>
          </table:table-cell>
          <table:table-cell table:style-name="Table1.A2" office:value-type="string">
            <text:p text:style-name="P18"><text:s text:c="4"/><text:span text:style-name="T23">3 <text:s text:c="6"/>7 <text:s text:c="6"/>4</text:span></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Nehalem</text:p>
          </table:table-cell>
          <table:table-cell table:style-name="Table1.A2" office:value-type="string">
            <text:p text:style-name="P18"><text:s text:c="4"/><text:span text:style-name="T23">3 <text:s text:c="6"/>3 <text:s text:c="6"/>2</text:span></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Sandy Bridge</text:p>
          </table:table-cell>
          <table:table-cell table:style-name="Table1.A2" office:value-type="string">
            <text:p text:style-name="P18"><text:s text:c="4"/><text:span text:style-name="T23">2 <text:s text:c="6"/>3 <text:s text:c="6"/>1</text:span></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Ivy Bridge</text:p>
          </table:table-cell>
          <table:table-cell table:style-name="Table1.A2" office:value-type="string">
            <text:p text:style-name="P18"><text:s text:c="4"/><text:span text:style-name="T23">2 <text:s text:c="6"/>3 <text:s text:c="6"/>1</text:span></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Haswell</text:p>
          </table:table-cell>
          <table:table-cell table:style-name="Table1.A2" office:value-type="string">
            <text:p text:style-name="P21"><text:s text:c="4"/><text:span text:style-name="T23">2 <text:s text:c="6"/>3 <text:s text:c="6"/>1</text:span></text:p>
          </table:table-cell>
          <table:table-cell table:style-name="Table1.A2" office:value-type="string">
            <text:p text:style-name="P19"/>
          </table:table-cell>
          <table:table-cell table:style-name="Table1.D2" office:value-type="string">
            <text:p text:style-name="P19"/>
          </table:table-cell>
        </table:table-row>
        <table:table-row>
          <table:table-cell table:style-name="Table1.A2" office:value-type="string">
            <text:p text:style-name="P19">Broadwell</text:p>
          </table:table-cell>
          <table:table-cell table:style-name="Table1.A2" office:value-type="string">
            <text:p text:style-name="P21"><text:s text:c="4"/><text:span text:style-name="T23">2 <text:s text:c="6"/>3 <text:s text:c="6"/>1</text:span></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9">Skylake</text:p>
          </table:table-cell>
          <table:table-cell table:style-name="Table1.A2" office:value-type="string">
            <text:p text:style-name="P21"><text:s text:c="4"/><text:span text:style-name="T23">2 <text:s text:c="6"/>3 <text:s text:c="6"/>1</text:span></text:p>
          </table:table-cell>
          <table:table-cell table:style-name="Table1.A2" office:value-type="string">
            <text:p text:style-name="P18"/>
          </table:table-cell>
          <table:table-cell table:style-name="Table1.D2" office:value-type="string">
            <text:p text:style-name="P18"/>
          </table:table-cell>
        </table:table-row>
      </table:table>
      <text:p text:style-name="P15"><text:span text:style-name="T7"/></text:p>
      <text:p text:style-name="P15"><text:span text:style-name="T7"/></text:p>
      <text:p text:style-name="P15"><text:span text:style-name="T7">sadfsdfds</text:span></text:p>
      <text:p text:style-name="P15"><text:span text:style-name="T7"/></text:p>
      <text:p text:style-name="P1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8-12T12:38:07.281209972</dc:date>
    <meta:editing-duration>P1DT2H52M3S</meta:editing-duration>
    <meta:editing-cycles>143</meta:editing-cycles>
    <meta:generator>LibreOffice/5.1.4.2$Linux_X86_64 LibreOffice_project/10m0$Build-2</meta:generator>
    <meta:printed-by>User </meta:printed-by>
    <meta:print-date>2012-08-06T12:45:35</meta:print-date>
    <meta:document-statistic meta:table-count="1" meta:image-count="0" meta:object-count="0" meta:page-count="3" meta:paragraph-count="45" meta:word-count="813" meta:character-count="4271" meta:non-whitespace-character-count="3343"/>
  </office:meta>
</office:document-meta>
</file>